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標楷體3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Segoe Script2" svg:font-family="'Segoe Script'" style:font-adornments="標準" style:font-family-generic="script" style:font-pitch="variable"/>
    <style:font-face style:name="Segoe Script3" svg:font-family="'Segoe Script'" style:font-adornments="粗體" style:font-family-generic="script" style:font-pitch="variable"/>
    <style:font-face style:name="標楷體5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4" svg:font-family="'Segoe Script'" style:font-family-generic="system" style:font-pitch="variable"/>
    <style:font-face style:name="Segoe Script1" svg:font-family="'Segoe Script'" style:font-adornments="標準" style:font-family-generic="system" style:font-pitch="variable"/>
    <style:font-face style:name="Segoe Script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1" svg:font-family="標楷體" style:font-adornments="粗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true" presentation:display-date-time="false" smil:type="barWipe" smil:subtype="topToBottom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topToBottom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 draw:textarea-vertical-align="middle"/>
      <style:paragraph-properties style:writing-mode="lr-tb"/>
    </style:style>
    <style:style style:name="pr2" style:family="presentation" style:parent-style-name="Vivid-subtitle">
      <style:graphic-properties draw:auto-grow-height="true" fo:min-height="4.03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9.751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3.25cm"/>
      <style:paragraph-properties style:writing-mode="lr-tb"/>
    </style:style>
    <style:style style:name="pr8" style:family="presentation" style:parent-style-name="Vivid2-subtitle">
      <style:graphic-properties draw:fill-color="#ffffff" fo:min-height="12.19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37cm" fo:text-indent="0cm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3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Segoe Script2" fo:font-size="24pt" fo:font-style="normal" fo:text-shadow="none" style:text-underline-style="none" fo:font-weight="normal" style:letter-kerning="true" style:font-name-asian="標楷體6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Segoe Script2" fo:font-size="24pt" fo:font-style="normal" fo:text-shadow="none" style:text-underline-style="none" fo:font-weight="bold" style:letter-kerning="true" style:font-name-asian="標楷體6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理財達人</text:p>
          </draw:text-box>
        </draw:frame>
        <draw:frame presentation:style-name="pr2" draw:text-style-name="P3" draw:layer="layout" svg:width="25cm" svg:height="4.031cm" svg:x="1.25cm" svg:y="10.75cm" presentation:class="subtitle" presentation:user-transformed="true">
          <draw:text-box>
            <text:p text:style-name="P1">60112鍾定栩</text:p>
            <text:p text:style-name="P1">2022/11/16製作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 xml:id="id2" draw:id="id2">
        <office:forms form:automatic-focus="false" form:apply-design-mode="false"/>
        <draw:frame presentation:style-name="pr4" draw:text-style-name="P5" draw:layer="layout" svg:width="25cm" svg:height="2.75cm" svg:x="1.5cm" svg:y="0.25cm" presentation:class="title">
          <draw:text-box>
            <text:p>目錄</text:p>
          </draw:text-box>
        </draw:frame>
        <draw:frame presentation:style-name="pr5" draw:text-style-name="P5" draw:layer="layout" svg:width="12.199cm" svg:height="9.75cm" svg:x="1.5cm" svg:y="4cm" presentation:class="outline">
          <draw:text-box>
            <text:list text:style-name="L2">
              <text:list-item>
                <text:p>姓名/日期<text:tab/><text:tab/><text:tab/>P.1</text:p>
              </text:list-item>
              <text:list-item>
                <text:p>內容名稱<text:tab/><text:tab/><text:tab/><text:tab/>P.3</text:p>
              </text:list-item>
              <text:list-item>
                <text:p>課程重點/目標<text:tab/>P.4</text:p>
              </text:list-item>
              <text:list-item>
                <text:p>使用材料<text:tab/><text:tab/><text:tab/><text:tab/>P.5</text:p>
              </text:list-item>
              <text:list-item>
                <text:p>活動/結構<text:tab/><text:tab/><text:tab/>P.6</text:p>
              </text:list-item>
              <text:list-item>
                <text:p text:style-name="P6">我的深入探討<text:tab/><text:tab/>P.7</text:p>
              </text:list-item>
            </text:list>
          </draw:text-box>
        </draw:frame>
        <draw:frame presentation:style-name="pr5" draw:text-style-name="P5" draw:layer="layout" svg:width="12.199cm" svg:height="9.75cm" svg:x="14.31cm" svg:y="4cm" presentation:class="outline">
          <draw:text-box>
            <text:list text:style-name="L2">
              <text:list-item>
                <text:list>
                  <text:list-item>
                    <text:p text:style-name="P5">以物易物的優缺點<text:tab/><text:tab/><text:tab/><text:tab/><text:tab/><text:tab/><text:tab/>P.7</text:p>
                    <text:list>
                      <text:list-item>
                        <text:p text:style-name="P5">優點<text:tab/><text:tab/><text:tab/><text:tab/>P.7</text:p>
                      </text:list-item>
                      <text:list-item>
                        <text:p text:style-name="P5">缺點<text:tab/><text:tab/><text:tab/><text:tab/>P.8</text:p>
                      </text:list-item>
                    </text:list>
                  </text:list-item>
                  <text:list-item>
                    <text:p text:style-name="P5">匯率的兌換<text:tab/><text:tab/><text:tab/>P.9</text:p>
                  </text:list-item>
                  <text:list-item>
                    <text:p text:style-name="P5">理財大富翁遊戲中的心得<text:tab/><text:tab/><text:tab/><text:tab/><text:tab/>P.10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 xml:id="id3" draw:id="id3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內容名稱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理財達人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date-time-name="dtd1" xml:id="id4" draw:id="id4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課程重點/目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了解以物易物的規則</text:p>
              </text:list-item>
              <text:list-item>
                <text:p text:style-name="P5">學習匯率的計算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3T1" presentation:use-date-time-name="dtd1" xml:id="id5" draw:id="id5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使用材料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大富翁地圖</text:p>
              </text:list-item>
              <text:list-item>
                <text:p text:style-name="P5">計算機</text:p>
              </text:list-item>
              <text:list-item>
                <text:p text:style-name="P5">骰子</text:p>
              </text:list-item>
              <text:list-item>
                <text:p text:style-name="P5">標的物及房子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3T1" presentation:use-date-time-name="dtd1" xml:id="id6" draw:id="id6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活動/結構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玩大富翁並換算匯率。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date-time-name="dtd1" xml:id="id7" draw:id="id7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以物易物的優缺點-優點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優點</text:p>
                <text:list>
                  <text:list-item>
                    <text:p text:style-name="P5">可避免因攜帶金錢而造成的重量。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3T1" presentation:use-date-time-name="dtd1" xml:id="id8" draw:id="id8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以物易物的優缺點-缺點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缺點</text:p>
                <text:list>
                  <text:list-item>
                    <text:p text:style-name="P5">容易有買賣糾紛。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3T1" presentation:use-date-time-name="dtd1" xml:id="id9" draw:id="id9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匯率的兌換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美金</text:span>($)：大約1:31</text:p>
              </text:list-item>
              <text:list-item>
                <text:p text:style-name="P5"><text:span text:style-name="T1">英鎊</text:span>(£)：大約1:37</text:p>
              </text:list-item>
              <text:list-item>
                <text:p text:style-name="P5"><text:span text:style-name="T1">日圓</text:span>(¥)：大約1:0.22</text:p>
              </text:list-item>
              <text:list-item>
                <text:p text:style-name="P6"><text:span text:style-name="T1">比例：</text:span><text:span text:style-name="T2">新臺幣</text:span><text:span text:style-name="T3">(NTD</text:span><text:span text:style-name="T3">或</text:span><text:span text:style-name="T3">NT$)</text:span><text:span text:style-name="T4">:</text:span><text:span text:style-name="T5">其他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3T1" presentation:use-date-time-name="dtd1" xml:id="id10" draw:id="id10">
        <office:forms form:automatic-focus="false" form:apply-design-mode="false"/>
        <draw:frame presentation:style-name="pr4" draw:text-style-name="P5" draw:layer="layout" svg:width="25.199cm" svg:height="2.63cm" svg:x="1.397cm" svg:y="0.252cm" presentation:class="title" presentation:user-transformed="true">
          <draw:text-box>
            <text:p>我的深入探討-理財大富翁遊戲中的心得</text:p>
          </draw:text-box>
        </draw:frame>
        <draw:frame presentation:style-name="pr7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遊戲很好玩，但是匯率不好算。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4T32" presentation:use-date-time-name="dtd1" xml:id="id11" draw:id="id11">
        <draw:frame presentation:style-name="pr8" draw:text-style-name="P8" draw:layer="layout" svg:width="25.199cm" svg:height="12.191cm" svg:x="1.397cm" svg:y="1.752cm" presentation:class="subtitle" presentation:user-transformed="true">
          <draw:text-box>
            <text:p><text:span text:style-name="T6">我的報告到此結束，謝謝大家！</text:span></text:p>
            <text:p><text:span text:style-name="T6">Thank you for listening!</text:span></text:p>
            <text:p><text:span text:style-name="T6"/></text:p>
          </draw:text-box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標楷體3" svg:font-family="標楷體" style:font-family-generic="script" style:font-pitch="fixed"/>
    <style:font-face style:name="標楷體6" svg:font-family="標楷體" style:font-adornments="標準" style:font-family-generic="script" style:font-pitch="fixed"/>
    <style:font-face style:name="標楷體" svg:font-family="標楷體" style:font-adornments="粗體" style:font-family-generic="script" style:font-pitch="fixed"/>
    <style:font-face style:name="Source Sans Pro" svg:font-family="'Source Sans Pro'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Segoe Script2" svg:font-family="'Segoe Script'" style:font-adornments="標準" style:font-family-generic="script" style:font-pitch="variable"/>
    <style:font-face style:name="Segoe Script3" svg:font-family="'Segoe Script'" style:font-adornments="粗體" style:font-family-generic="script" style:font-pitch="variable"/>
    <style:font-face style:name="標楷體5" svg:font-family="標楷體" style:font-family-generic="script" style:font-pitch="variable"/>
    <style:font-face style:name="標楷體8" svg:font-family="標楷體" style:font-adornments="標準" style:font-family-generic="script" style:font-pitch="variable"/>
    <style:font-face style:name="標楷體4" svg:font-family="標楷體" style:font-adornments="粗體" style:font-family-generic="script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Script4" svg:font-family="'Segoe Script'" style:font-family-generic="system" style:font-pitch="variable"/>
    <style:font-face style:name="Segoe Script1" svg:font-family="'Segoe Script'" style:font-adornments="標準" style:font-family-generic="system" style:font-pitch="variable"/>
    <style:font-face style:name="Segoe Script" svg:font-family="'Segoe Script'" style:font-adornments="粗體" style:font-family-generic="system" style:font-pitch="variable"/>
    <style:font-face style:name="Source Sans Pro1" svg:font-family="'Source Sans Pro'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標楷體2" svg:font-family="標楷體" style:font-family-generic="system" style:font-pitch="variable"/>
    <style:font-face style:name="標楷體7" svg:font-family="標楷體" style:font-adornments="標準" style:font-family-generic="system" style:font-pitch="variable"/>
    <style:font-face style:name="標楷體1" svg:font-family="標楷體" style:font-adornments="粗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新細明體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egoe Script3" fo:font-family="'Segoe Script'" style:font-style-name="粗體" style:font-family-generic="script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標楷體" style:font-family-asian="標楷體" style:font-style-name-asian="粗體" style:font-family-generic-asian="script" style:font-pitch-asian="fixed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egoe Script2" fo:font-family="'Segoe Script'" style:font-style-name="標準" style:font-family-generic="script" style:font-pitch="variable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標楷體3" style:font-family-asian="標楷體" style:font-family-generic-asian="script" style:font-pitch-asian="fixed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Segoe Script2" fo:font-family="'Segoe Script'" style:font-style-name="標準" style:font-family-generic="script" style:font-pitch="variable" fo:font-size="24pt" fo:font-style="normal" fo:text-shadow="none" style:text-underline-style="none" fo:font-weight="normal" style:letter-kerning="true" style:font-name-asian="標楷體6" style:font-family-asian="標楷體" style:font-style-name-asian="標準" style:font-family-generic-asian="script" style:font-pitch-asian="fixed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egoe Script2" fo:font-family="'Segoe Script'" style:font-style-name="標準" style:font-family-generic="script" style:font-pitch="variable" fo:font-size="45pt" fo:font-style="normal" fo:text-shadow="none" style:text-underline-style="none" fo:font-weight="normal" style:letter-kerning="true" style:font-name-asian="標楷體3" style:font-family-asian="標楷體" style:font-family-generic-asian="script" style:font-pitch-asian="fixed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egoe Script2" fo:font-family="'Segoe Script'" style:font-style-name="標準" style:font-family-generic="script" style:font-pitch="variable" fo:font-size="40pt" fo:font-style="normal" fo:text-shadow="none" style:text-underline-style="none" fo:font-weight="normal" style:letter-kerning="true" style:font-name-asian="標楷體3" style:font-family-asian="標楷體" style:font-family-generic-asian="script" style:font-pitch-asian="fixed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編號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編號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編號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8T19:27:29.922000000</meta:creation-date>
    <meta:editing-duration>PT1H15M43S</meta:editing-duration>
    <meta:editing-cycles>29</meta:editing-cycles>
    <meta:generator>LibreOffice/7.1.6.2$Windows_X86_64 LibreOffice_project/0e133318fcee89abacd6a7d077e292f1145735c3</meta:generator>
    <dc:title>Vivid</dc:title>
    <dc:date>2022-11-16T19:53:49.506000000</dc:date>
    <meta:document-statistic meta:object-count="88"/>
  </office:meta>
</office:document-meta>
</file>